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2.007cm" style:rel-column-width="1138*"/>
    </style:style>
    <style:style style:name="Таблица1.B" style:family="table-column">
      <style:table-column-properties style:column-width="2.999cm" style:rel-column-width="1700*"/>
    </style:style>
    <style:style style:name="Таблица1.C" style:family="table-column">
      <style:table-column-properties style:column-width="7.193cm" style:rel-column-width="40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2.007cm" style:rel-column-width="1138*"/>
    </style:style>
    <style:style style:name="Таблица2.B" style:family="table-column">
      <style:table-column-properties style:column-width="2.999cm" style:rel-column-width="1700*"/>
    </style:style>
    <style:style style:name="Таблица2.C" style:family="table-column">
      <style:table-column-properties style:column-width="7.193cm" style:rel-column-width="407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2.007cm" style:rel-column-width="1138*"/>
    </style:style>
    <style:style style:name="Таблица3.B" style:family="table-column">
      <style:table-column-properties style:column-width="2.999cm" style:rel-column-width="1700*"/>
    </style:style>
    <style:style style:name="Таблица3.C" style:family="table-column">
      <style:table-column-properties style:column-width="7.193cm" style:rel-column-width="407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cca95" officeooo:paragraph-rsid="004cca95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f6f31" officeooo:paragraph-rsid="004f6f31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9aa2" officeooo:paragraph-rsid="00509aa2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a49c" officeooo:paragraph-rsid="0050a49c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8fc9" officeooo:paragraph-rsid="00518fc9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a00d" officeooo:paragraph-rsid="0051a00d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41d45" officeooo:paragraph-rsid="00541d45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5f010" officeooo:paragraph-rsid="0055f010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7052c" officeooo:paragraph-rsid="0057052c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cca95" officeooo:paragraph-rsid="004cca95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f6f31" officeooo:paragraph-rsid="004f6f31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9aa2" officeooo:paragraph-rsid="00509aa2" style:font-size-asian="10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a49c" officeooo:paragraph-rsid="0050a49c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8fc9" officeooo:paragraph-rsid="00518fc9" style:font-size-asian="10pt" style:font-size-complex="10pt"/>
    </style:style>
    <style:style style:name="P8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a00d" officeooo:paragraph-rsid="0051a00d" style:font-size-asian="10pt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41d45" officeooo:paragraph-rsid="00541d45" style:font-size-asian="10pt" style:font-size-complex="10pt"/>
    </style:style>
    <style:style style:name="P8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5f010" officeooo:paragraph-rsid="0055f010" style:font-size-asian="10pt" style:font-size-complex="10pt"/>
    </style:style>
    <style:style style:name="P8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7052c" officeooo:paragraph-rsid="0057052c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cca95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89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90" style:family="paragraph" style:parent-style-name="Table_20_Contents">
      <style:paragraph-properties fo:text-align="justify" style:justify-single-word="false"/>
      <style:text-properties style:font-name="Consolas" fo:font-size="10pt" officeooo:rsid="004ebbee" officeooo:paragraph-rsid="004ebbee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e53c6"/>
    </style:style>
    <style:style style:name="T9" style:family="text">
      <style:text-properties officeooo:rsid="00401dd4"/>
    </style:style>
    <style:style style:name="T10" style:family="text">
      <style:text-properties officeooo:rsid="0043b9fe"/>
    </style:style>
    <style:style style:name="T11" style:family="text">
      <style:text-properties officeooo:rsid="0044c3e8"/>
    </style:style>
    <style:style style:name="T12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35230054136756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A1" office:value-type="string">
              <text:p text:style-name="P28">РУС</text:p>
            </table:table-cell>
            <table:table-cell table:style-name="Таблица1.C1" office:value-type="string">
              <text:p text:style-name="P86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A2" office:value-type="string">
            <text:p text:style-name="P37">ТОГД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A2" office:value-type="string">
            <text:p text:style-name="P38">АЕСЛИ</text:p>
          </table:table-cell>
          <table:table-cell table:style-name="Таблица1.C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A2" office:value-type="string">
            <text:p text:style-name="P37">ПОК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A2" office:value-type="string">
            <text:p text:style-name="P37">ДЕЛАТЬ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A2" office:value-type="string">
            <text:p text:style-name="P37">ПОВТОР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A2" office:value-type="string">
            <text:p text:style-name="P90">ПОКАНЕ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A2" office:value-type="string">
            <text:p text:style-name="P37">ДЛЯ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<text:span text:style-name="T6">ПЕР</text:span></text:p>
          </table:table-cell>
          <table:table-cell table:style-name="Таблица1.C2" office:value-type="string">
            <text:p text:style-name="P66"><text:span text:style-name="T6">для объявления переменных</text:span></text:p>
            <text:p text:style-name="P66"/>
            <text:p text:style-name="P66"><text:span text:style-name="T6">для параметров процедур</text:span></text:p>
          </table:table-cell>
        </table:table-row>
        <table:table-row>
          <table:table-cell table:style-name="Таблица1.A2" office:value-type="string">
            <text:p text:style-name="P30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ext:soft-page-break/>
        <table:table-row>
          <table:table-cell table:style-name="Таблица1.A2" office:value-type="string">
            <text:p text:style-name="P30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A2" office:value-type="string">
            <text:p text:style-name="P19">КОНТРОЛЬ</text:p>
          </table:table-cell>
          <table:table-cell table:style-name="Таблица1.C2" office:value-type="string">
            <text:p text:style-name="P19"/>
          </table:table-cell>
        </table:table-row>
        <table:table-row>
          <table:table-cell table:style-name="Таблица1.A2" office:value-type="string">
            <text:p text:style-name="P56">MOD</text:p>
          </table:table-cell>
          <table:table-cell table:style-name="Таблица1.A2" office:value-type="string">
            <text:p text:style-name="P84">ОСТ</text:p>
          </table:table-cell>
          <table:table-cell table:style-name="Таблица1.C2" office:value-type="string">
            <text:p text:style-name="P84">Остаток от целочисленного деления</text:p>
          </table:table-cell>
        </table:table-row>
        <table:table-row>
          <table:table-cell table:style-name="Таблица1.A2" office:value-type="string">
            <text:p text:style-name="P57">DIV</text:p>
          </table:table-cell>
          <table:table-cell table:style-name="Таблица1.A2" office:value-type="string">
            <text:p text:style-name="P85">ДЕЛ</text:p>
          </table:table-cell>
          <table:table-cell table:style-name="Таблица1.C2" office:value-type="string">
            <text:p text:style-name="P85">Целочисленное деление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АНГЛ</text:p>
          </table:table-cell>
          <table:table-cell table:style-name="Таблица2.A1" office:value-type="string">
            <text:p text:style-name="P28">РУС</text:p>
          </table:table-cell>
          <table:table-cell table:style-name="Таблица2.C1" office:value-type="string">
            <text:p text:style-name="P87">Примечание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A2" office:value-type="string">
            <text:p text:style-name="P21">ЛИТ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A2" office:value-type="string">
            <text:p text:style-name="P15">ДЛИН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A2" office:value-type="string">
            <text:p text:style-name="P20">НАБОР</text:p>
          </table:table-cell>
          <table:table-cell table:style-name="Таблица2.C2" office:value-type="string">
            <text:p text:style-name="P20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A1" office:value-type="string">
              <text:p text:style-name="P29">РУС</text:p>
            </table:table-cell>
            <table:table-cell table:style-name="Таблица3.C1" office:value-type="string">
              <text:p text:style-name="P87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A2" office:value-type="string">
            <text:p text:style-name="P17">ДОБ</text:p>
          </table:table-cell>
          <table:table-cell table:style-name="Таблица3.C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A2" office:value-type="string">
            <text:p text:style-name="P18">ВЫЧ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ext:soft-page-break/>
        <table:table-row>
          <table:table-cell table:style-name="Таблица3.A2" office:value-type="string">
            <text:p text:style-name="P30">SHORT</text:p>
          </table:table-cell>
          <table:table-cell table:style-name="Таблица3.A2" office:value-type="string">
            <text:p text:style-name="P15"><text:span text:style-name="T7">У</text:span>КОРОТ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1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26"><text:span text:style-name="T12">Длина строки, нет в стандарте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76">Длина массива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1">LS<text:span text:style-name="T8">R</text:span></text:p>
          </table:table-cell>
          <table:table-cell table:style-name="Таблица3.A2" office:value-type="string">
            <text:p text:style-name="P58">ЛС<text:span text:style-name="T11">П</text:span></text:p>
          </table:table-cell>
          <table:table-cell table:style-name="Таблица3.C2" office:value-type="string">
            <text:p text:style-name="P58"><text:span text:style-name="T11">нет в стандарте, линейный сдвиг вправо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A2" office:value-type="string">
            <text:p text:style-name="P59"><text:span text:style-name="T9">ЛСЛ</text:span></text:p>
          </table:table-cell>
          <table:table-cell table:style-name="Таблица3.C2" office:value-type="string">
            <text:p text:style-name="P59"><text:span text:style-name="T9">линейный сдвиг влево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A2" office:value-type="string">
            <text:p text:style-name="P59">ЛИШН</text:p>
          </table:table-cell>
          <table:table-cell table:style-name="Таблица3.C2" office:value-type="string">
            <text:p text:style-name="P59"><text:span text:style-name="T8">нет в стандарте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A2" office:value-type="string">
            <text:p text:style-name="P60">ЦС<text:span text:style-name="T10">П</text:span></text:p>
          </table:table-cell>
          <table:table-cell table:style-name="Таблица3.C2" office:value-type="string">
            <text:p text:style-name="P60">циклический сдвиг вправо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A2" office:value-type="string">
            <text:p text:style-name="P61">ЗС<text:span text:style-name="T12">П</text:span></text:p>
          </table:table-cell>
          <table:table-cell table:style-name="Таблица3.C2" office:value-type="string">
            <text:p text:style-name="P61">знаковый сдвиг вправо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A2" office:value-type="string">
            <text:p text:style-name="P62">КЦЕЛ</text:p>
          </table:table-cell>
          <table:table-cell table:style-name="Таблица3.C2" office:value-type="string">
            <text:p text:style-name="P62"/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A2" office:value-type="string">
            <text:p text:style-name="P63">КВЕЩ</text:p>
          </table:table-cell>
          <table:table-cell table:style-name="Таблица3.C2" office:value-type="string">
            <text:p text:style-name="P63"/>
          </table:table-cell>
        </table:table-row>
        <table:table-row>
          <table:table-cell table:style-name="Таблица3.A2" office:value-type="string">
            <text:p text:style-name="P48">ORD</text:p>
          </table:table-cell>
          <table:table-cell table:style-name="Таблица3.A2" office:value-type="string">
            <text:p text:style-name="P64">НЛИТ</text:p>
          </table:table-cell>
          <table:table-cell table:style-name="Таблица3.C2" office:value-type="string">
            <text:p text:style-name="P64"/>
          </table:table-cell>
        </table:table-row>
        <table:table-row>
          <table:table-cell table:style-name="Таблица3.A2" office:value-type="string">
            <text:p text:style-name="P49">CHR</text:p>
          </table:table-cell>
          <table:table-cell table:style-name="Таблица3.A2" office:value-type="string">
            <text:p text:style-name="P77">ВЛИТ</text:p>
          </table:table-cell>
          <table:table-cell table:style-name="Таблица3.C2" office:value-type="string">
            <text:p text:style-name="P64"/>
          </table:table-cell>
        </table:table-row>
        <table:table-row>
          <table:table-cell table:style-name="Таблица3.A2" office:value-type="string">
            <text:p text:style-name="P50">INCL</text:p>
          </table:table-cell>
          <table:table-cell table:style-name="Таблица3.A2" office:value-type="string">
            <text:p text:style-name="P78">ДОБВ</text:p>
          </table:table-cell>
          <table:table-cell table:style-name="Таблица3.C2" office:value-type="string">
            <text:p text:style-name="P78">Добавить к набору</text:p>
          </table:table-cell>
        </table:table-row>
        <table:table-row>
          <table:table-cell table:style-name="Таблица3.A2" office:value-type="string">
            <text:p text:style-name="P51">EXCL</text:p>
          </table:table-cell>
          <table:table-cell table:style-name="Таблица3.A2" office:value-type="string">
            <text:p text:style-name="P79">ВЫЧВ</text:p>
          </table:table-cell>
          <table:table-cell table:style-name="Таблица3.C2" office:value-type="string">
            <text:p text:style-name="P79">Вычесть из набора</text:p>
          </table:table-cell>
        </table:table-row>
        <table:table-row>
          <table:table-cell table:style-name="Таблица3.A2" office:value-type="string">
            <text:p text:style-name="P52">COPY</text:p>
          </table:table-cell>
          <table:table-cell table:style-name="Таблица3.A2" office:value-type="string">
            <text:p text:style-name="P80">КОПИЯ</text:p>
          </table:table-cell>
          <table:table-cell table:style-name="Таблица3.C2" office:value-type="string">
            <text:p text:style-name="P79"/>
          </table:table-cell>
        </table:table-row>
        <table:table-row>
          <table:table-cell table:style-name="Таблица3.A2" office:value-type="string">
            <text:p text:style-name="P53">PACK</text:p>
          </table:table-cell>
          <table:table-cell table:style-name="Таблица3.A2" office:value-type="string">
            <text:p text:style-name="P81">УПАК</text:p>
          </table:table-cell>
          <table:table-cell table:style-name="Таблица3.C2" office:value-type="string">
            <text:p text:style-name="P79"/>
          </table:table-cell>
        </table:table-row>
        <table:table-row>
          <table:table-cell table:style-name="Таблица3.A2" office:value-type="string">
            <text:p text:style-name="P54">UNPK</text:p>
          </table:table-cell>
          <table:table-cell table:style-name="Таблица3.A2" office:value-type="string">
            <text:p text:style-name="P82">РАСП</text:p>
          </table:table-cell>
          <table:table-cell table:style-name="Таблица3.C2" office:value-type="string">
            <text:p text:style-name="P79"/>
          </table:table-cell>
        </table:table-row>
        <table:table-row>
          <table:table-cell table:style-name="Таблица3.A2" office:value-type="string">
            <text:p text:style-name="P55">BITS</text:p>
          </table:table-cell>
          <table:table-cell table:style-name="Таблица3.A2" office:value-type="string">
            <text:p text:style-name="P83">БИТ</text:p>
          </table:table-cell>
          <table:table-cell table:style-name="Таблица3.C2" office:value-type="string">
            <text:p text:style-name="P83">Нет в стандарте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3:52:28</text:modification-time> <text:s/><text:editing-cycles>53</text:editing-cycles><text:tab/><text:span text:style-name="MT1">Стр. </text:span><text:span text:style-name="MT1"><text:page-number text:select-page="current">3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3:52:28.048000000</dc:date>
    <meta:editing-duration>PT7H7M27S</meta:editing-duration>
    <meta:editing-cycles>53</meta:editing-cycles>
    <meta:document-statistic meta:table-count="3" meta:image-count="0" meta:object-count="0" meta:page-count="4" meta:paragraph-count="175" meta:word-count="402" meta:character-count="2662" meta:non-whitespace-character-count="2432"/>
  </office:meta>
</office:document-meta>
</file>